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5F000002BD13176F3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5.14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Seri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164cm" svg:x="1.001cm" svg:y="8.302cm">
          <draw:image xlink:href="Pictures/100000010000065F000002BD13176F34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5.397cm" svg:x="1cm" svg:y="2.905cm">
          <draw:text-box>
            <text:p text:style-name="P2"><text:span text:style-name="T1">Network implemented in CISCO Packet Trac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05:30:28.714496400</meta:creation-date>
    <meta:print-date>2025-08-26T05:32:45.291550100</meta:print-date>
    <dc:date>2025-08-26T05:32:51.868684300</dc:date>
    <meta:editing-duration>PT2M23S</meta:editing-duration>
    <meta:editing-cycles>1</meta:editing-cycles>
    <meta:document-statistic meta:object-count="2"/>
    <meta:generator>LibreOffice/25.8.0.1$Windows_X86_64 LibreOffice_project/127f2cf27c25aaac008a1045ebfed22015cb3064</meta:generator>
  </office:meta>
</office:document-meta>
</file>